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ff0000" fo:font-weight="bold" style:font-weight-asian="bold" style:font-weight-complex="bold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{project.name}</text:text-input></text:span><text:span text:style-name="T1"><text:text-input text:description=""/></text:span></text:p>
      <text:p text:style-name="P2"/>
      <text:p text:style-name="P1"><text:span text:style-name="T2">ODT Comments </text:span>: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text-input text:description="">${comments_odt}</text:text-input></text:p>
          </table:table-cell>
        </table:table-row>
      </table:table>
      <text:p text:style-name="P1"/>
      <text:p text:style-name="P1"><text:span text:style-name="T2">HTML Comments </text:span>: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text-input text:description="">${comments_html}</text:text-input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10-11T02:31:22.37</dc:date>
    <meta:editing-duration>PT4H35M52S</meta:editing-duration>
    <meta:editing-cycles>6</meta:editing-cycles>
    <meta:generator>LibreOffice/3.3$Win32 LibreOffice_project/330m19$Build-401</meta:generator>
    <meta:document-statistic meta:table-count="2" meta:image-count="0" meta:object-count="0" meta:page-count="1" meta:paragraph-count="5" meta:word-count="10" meta:character-count="84"/>
  </office:meta>
</office:document-meta>
</file>